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language="es" fo:country="ES" officeooo:paragraph-rsid="00130988"/>
    </style:style>
    <style:style style:name="P2" style:family="paragraph" style:parent-style-name="Standard">
      <style:paragraph-properties fo:text-align="justify" style:justify-single-word="false"/>
      <style:text-properties fo:language="es" fo:country="ES" fo:font-weight="bold" officeooo:paragraph-rsid="00130988" style:font-weight-asian="bold" style:font-weight-complex="bold"/>
    </style:style>
    <style:style style:name="P3" style:family="paragraph" style:parent-style-name="Standard">
      <style:paragraph-properties fo:text-align="center" style:justify-single-word="false"/>
      <style:text-properties fo:language="es" fo:country="ES" officeooo:paragraph-rsid="00130988"/>
    </style:style>
    <style:style style:name="P4" style:family="paragraph" style:parent-style-name="Standard">
      <style:paragraph-properties fo:text-align="start" style:justify-single-word="false"/>
      <style:text-properties fo:language="es" fo:country="ES" officeooo:paragraph-rsid="00130988"/>
    </style:style>
    <style:style style:name="P5"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bold" officeooo:rsid="00130988" style:font-weight-asian="bold" style:font-weight-complex="bold"/>
    </style:style>
    <style:style style:name="T3" style:family="text">
      <style:text-properties officeooo:rsid="00130988"/>
    </style:style>
    <style:style style:name="T4"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result_box"/><text:span text:style-name="T4">Glosario</text:span><text:line-break/></text:p>
      <text:p text:style-name="P4"><text:line-break/>Esta sección contiene explicaciones de los términos comunes que se hace referencia en el proyecto Open Data y la política de datos abiertos.</text:p>
      <text:p text:style-name="P1"><text:line-break/><text:span text:style-name="T1">API</text:span><text:line-break/>Una interfaz de programación de aplicaciones, que es un conjunto de definiciones de las formas de una pieza de software se comunica con otro. Es un método para lograr la abstracción, por lo general (pero no necesariamente) entre el nivel superior y el software de nivel inferior. <text:line-break/></text:p>
      <text:p text:style-name="P2">Analítica de la API</text:p>
      <text:p text:style-name="P1">Limitación de velocidad será parte de cualquier plataforma API, sin algún tipo de registro de uso y análisis que muestran los desarrolladores en el que se destacan, los límites de la frecuencia no causará más que frustración. Es evidente que mostrar a los desarrolladores en los que corren con el uso diario, semanal o mensual API y proporcionan válvulas de seguridad adecuadas que les permite escalar su uso correctamente. </text:p>
      <text:p text:style-name="P1"><text:line-break/></text:p>
      <text:p text:style-name="P2">Documentación de la API</text:p>
      <text:p text:style-name="P1">documentación de la API de calidad es la puerta de entrada a una API de éxito. documentación de la API debe ser completa, con todo simple-un equilibrio muy difícil de lograr. Este equilibrio requiere mucho trabajo y tomará el trabajo de más de un individuo en un equipo de desarrollo API para hacer que suceda.</text:p>
      <text:p text:style-name="P1"><text:line-break/>documentación de la API puede ser escrito por los desarrolladores de la API, pero las modificaciones adicionales debe ser hecha por los desarrolladores que no eran responsables de la implementación de la API. Como desarrollador, es fácil pasar por alto los parámetros y otros detalles que los desarrolladores han hecho suposiciones acerca. </text:p>
      <text:p text:style-name="P1"><text:line-break/><text:span text:style-name="T1">Biblioteca de aplicaciones</text:span></text:p>
      <text:p text:style-name="P1">Completa, funcionando las aplicaciones construidas sobre una API es el objetivo final de cualquier propietario de API. Asegúrese y mostrar todas las aplicaciones que se basan en una API utilizando un escaparate aplicación o directorio. vitrinas de aplicaciones son una gran manera de mostrar no sólo las aplicaciones creadas por el propietario de la API, sino también un escaparate de las integraciones exitosas de socios del ecosistema y los desarrolladores individuales. </text:p>
      <text:p text:style-name="P1"/>
      <text:p text:style-name="P1"><text:span text:style-name="T2">A</text:span><text:span text:style-name="T1">utenticación básica</text:span></text:p>
      <text:p text:style-name="P1">Basic Auth es una manera para que un navegador web o aplicación para proporcionar credenciales en forma de un nombre de usuario y contraseña. Porque autenticación básica está integrada en el protocolo HTTP es la forma más fácil para los usuarios autenticarse con un API REST.<text:line-break/><text:line-break/>Autenticación básica se integra fácilmente, sin embargo, si no se usa SSL, el nombre de usuario y la contraseña se transfieren en texto sin formato y pueden ser interceptados fácilmente en Internet abierta.</text:p>
      <text:p text:style-name="P1"><text:s/><text:line-break/><text:span text:style-name="T1">Catalogar</text:span><text:line-break/>Un catálogo es una colección de conjuntos de datos o servicios web. </text:p>
      <text:p text:style-name="P1"><text:line-break/><text:span text:style-name="T1">Code Library</text:span></text:p>
      <text:p text:style-name="P1">De trabajo ejemplos de código de todos los lenguajes de programación superiores son lugar común en las API de mayor éxito. La documentación describirá de manera general, el uso de una API, pero <text:soft-page-break/>ejemplos de código hablará en el idioma específico de los desarrolladores. </text:p>
      <text:p text:style-name="P1"><text:line-break/><text:span text:style-name="T1">API de contenido</text:span></text:p>
      <text:p text:style-name="P1">Un servicio web que proporciona acceso dinámico al contenido de la página de un sitio web, incluye los elementos del título, del cuerpo, y el cuerpo de las páginas individuales. una API menudo, pero no siempre funciona encima de un Sistema de Gestión de Contenidos. </text:p>
      <text:p text:style-name="P1"><text:line-break/><text:span text:style-name="T1">CSV</text:span><text:line-break/>Un archivo de valores separados por comas (CSV) es un archivo de datos de ordenador utilizado para la aplicación de la herramienta de organización probado y verdadero, la lista separada por comas. El archivo CSV se utiliza para el almacenamiento digital de datos estructurados en forma de una tabla de listas. Cada línea del archivo CSV corresponde a una fila de la tabla. Dentro de una línea, los campos están separados por comas, y cada campo pertenece a una columna de la tabla. Los archivos CSV se utilizan a menudo para mover datos tabulares entre dos programas de computadora (como mover entre un programa de base de datos y un programa de hoja de cálculo). <text:line-break/></text:p>
      <text:p text:style-name="P1"><text:span text:style-name="T1">CSW</text:span><text:line-break/>Servicio de Catálogo para la Web (CSW) es una API que utilizan los sistemas geoespaciales para proporcionar metadatos en estándares abiertos, incluyendo en la norma ISO 19115 esquema FGDC-aprobado. Los metadatos CSW-siempre se puede mapear en el esquema de metadatos del proyecto </text:p>
      <text:p text:style-name="P1"/>
      <text:p text:style-name="P2">Open Data.</text:p>
      <text:p text:style-name="P1"><text:s/><text:line-break/>Dato<text:line-break/>Un valor o conjunto de valores que representan un concepto o conceptos específicos. Los datos se convierten en "información" cuando se analiza y posiblemente en combinación con otros datos con el fin de extraer el significado, y para proporcionar un contexto. El significado de los datos puede variar dependiendo de su contexto. Los datos incluyen todos los datos. Incluye, pero no se limita a, 1) datos geoespaciales </text:p>
      <text:p text:style-name="P1">2) datos no estructurados,</text:p>
      <text:p text:style-name="P1">3) datos estructurados, etc. -source</text:p>
      <text:p text:style-name="P1"><text:line-break/>/ Página de Datos</text:p>
      <text:p text:style-name="P1"><text:line-break/>Un centro para el descubrimiento de datos que proporciona una ubicación común que las listas y enlaces a bases de datos de una organización. Tal hub a menudo se encuentra en <text:a xlink:type="simple" xlink:href="http://www.example.com/data">www.example.com/data</text:a> de datos de activos</text:p>
      <text:p text:style-name="P1"><text:line-break/>Una colección de elementos de datos o bases de datos que tienen sentido para agrupar. Cada comunidad de intereses identifica los activos de datos específico para apoyar las necesidades de sus respectivas funciones de la misión o de negocios. En particular, una de datos de activos es un concepto deliberadamente abstracto. A Datos de activo dado puede representar una base de datos completa que consta de varias clases de entidades distintas, o puede representar una única clase de entidad.</text:p>
      <text:p text:style-name="P1"><text:s/><text:line-break/><text:span text:style-name="T3">C</text:span><text:span text:style-name="T1">onjunto de datos</text:span></text:p>
      <text:p text:style-name="P1">Un conjunto de datos es una colección organizada de datos. La representación más sencilla de un conjunto de datos es los elementos de datos que se presentan en forma de tabla. Cada columna representa una variable particular. Cada fila corresponde a un valor dado de la variable de esa columna. Un conjunto de datos también pueden presentar información en una variedad de formatos no tabulares, como por ejemplo un archivo de lenguaje extensible de marcado (XML), un archivo de datos geoespaciales, o un archivo de imagen, etc.</text:p>
      <text:p text:style-name="P1"><text:soft-page-break/><text:s/><text:line-break/>/ Página del autor</text:p>
      <text:p text:style-name="P1"><text:line-break/>Un centro para el descubrimiento de API que proporciona un lugar común donde las API de una organización y su documentación asociada. Tal hub a menudo se encuentra en <text:a xlink:type="simple" xlink:href="http://www.example.com/developer">www.example.com/developer</text:a>.</text:p>
      <text:p text:style-name="P1"><text:s/><text:line-break/><text:span text:style-name="T1">Base de datos</text:span></text:p>
      <text:p text:style-name="P1">Una colección de datos almacenados de acuerdo con un esquema y manipulado de acuerdo con las normas establecidas en una misma instalación </text:p>
      <text:p text:style-name="P1"/>
      <text:p text:style-name="P1">Modelado. <text:line-break/>Punto de llegada</text:p>
      <text:p text:style-name="P1"><text:line-break/>Una asociación entre una unión y una dirección de red, especificado por un URI, que se puede utilizar para comunicarse con una instancia de un servicio. Un punto final indica una ubicación específica para acceder a un servicio usando un protocolo específico y formato de datos. </text:p>
      <text:p text:style-name="P1"><text:line-break/><text:span text:style-name="T1">Código de error de respuesta</text:span></text:p>
      <text:p text:style-name="P1">Los errores son una parte inevitable de la integración de la API, y que no sólo ofrece un sólido conjunto de códigos de respuesta de error API claras y significativas, sino una clara enumeración de estos códigos para los desarrolladores a seguir y aprender de es esencial.</text:p>
      <text:p text:style-name="P1"><text:line-break/>errores de API están directamente relacionados con la frustración durante la integración del desarrollador, más amigable y significativa que son, mayor es la probabilidad de un desarrollador se moverá hacia adelante después de encontrarse con un error. Ponga mucha consideración en sus respuestas de error y la documentación que se educa a los desarrolladores. </text:p>
      <text:p text:style-name="P1"><text:line-break/><text:span text:style-name="T1">GitHub</text:span><text:line-break/>GitHub es una plataforma de codificación social que permita a los desarrolladores construir pública o privada repositorios de código e interactuar con otros desarrolladores en torno a estos repositorios que proporcionan la capacidad de descargar o tenedor de un repositorio, así como contribuir a la comunidad, lo que resulta en un entorno de colaboración para el desarrollo de software. <text:line-break/></text:p>
      <text:p text:style-name="P1"><text:span text:style-name="T1">Hackathón</text:span><text:line-break/>Un evento en el que los programadores informáticos y otros en el campo del desarrollo de software, como diseñadores gráficos, diseñadores de interfaces, jefes de proyecto y filólogos computacionales, colaboran intensamente en los proyectos de software. De vez en cuando, hay un componente de hardware. Hackathons suelen durar entre un día y una semana de duración. Algunos hackathons pretenden simplemente con fines educativos o sociales, aunque en muchos casos el objetivo es crear un software utilizable. Hackathons tienden a tener un enfoque específico, que puede incluir el lenguaje de programación utilizado, el sistema operativo, una aplicación, una API, el sujeto, o el grupo demográfico de los programadores. En otros casos, no hay ninguna restricción sobre el tipo de software que se está creando.</text:p>
      <text:p text:style-name="P1"><text:s/><text:line-break/><text:span text:style-name="T1">Información</text:span><text:line-break/>Información, como se define en la Circular OMB A-130, significa cualquier comunicación o representación del conocimiento, tales como hechos, datos, u opiniones en cualquier medio o forma, incluyendo textual, numérico, gráfico, cartográfico, narrativa, o formas audiovisuales. </text:p>
      <text:p text:style-name="P1"><text:line-break/></text:p>
      <text:p text:style-name="P2">Ciclo de Vida de la Información</text:p>
      <text:p text:style-name="P1"><text:soft-page-break/>ciclo de vida de la información, como se define en la Circular OMB A-130, significa que las etapas por las que pasa la información, típicamente caracterizada como la creación o la recolección, procesamiento, diseminación, uso, almacenamiento y disposición. </text:p>
      <text:p text:style-name="P1"><text:line-break/><text:span text:style-name="T1">Sistema de informacion</text:span></text:p>
      <text:p text:style-name="P1">sistema de información, tal como se define en la Circular OMB A-130, significa un conjunto discreto de los recursos de información organizadas para la recolección, procesamiento, mantenimiento, transmisión y difusión de la información, de conformidad con los procedimientos definidos, ya sea manual o automatizado. </text:p>
      <text:p text:style-name="P1"><text:line-break/><text:span text:style-name="T1">Ciclo de Vida de la Información del Sistema</text:span></text:p>
      <text:p text:style-name="P1">Información del ciclo de vida del sistema, tal como se define en la Circular OMB A-130, significa que las fases por las que pasa un sistema de información, típicamente caracterizada como la iniciación, desarrollo, operación y terminación.</text:p>
      <text:p text:style-name="P1"><text:s/><text:line-break/><text:span text:style-name="T1">JSON</text:span><text:line-break/>JSON (JavaScript Object Notation) es un formato de intercambio de datos ligero. Es fácil para los seres humanos a leer y escribir. Es fácil para las máquinas para analizar y generar. Se basa en un subconjunto del lenguaje de programación JavaScript, estándar ECMA-262 3ª Edición - Diciembre de 1999. JSON es un formato de texto que es completamente independiente del lenguaje, pero utiliza las convenciones que son familiares para los programadores del C-familia de lenguajes, incluyendo C , C ++, C #, Java, JavaScript, Perl, Python, y muchos otros. Estas propiedades hacen JSON un lenguaje ideal de intercambio de datos.</text:p>
      <text:p text:style-name="P1"><text:s/><text:line-break/><text:span text:style-name="T1">JSONP</text:span><text:line-break/>JSONP o "JSON con relleno" es una extensión JSON en el que el nombre de una función de devolución de llamada se especifica como un argumento de entrada de la JSON subyacente llamarse a sí misma. JSONP hace uso de la inyección etiqueta de script en tiempo de ejecución. </text:p>
      <text:p text:style-name="P1"><text:line-break/><text:span text:style-name="T1">Archivo de Lectura Mecánica</text:span></text:p>
      <text:p text:style-name="P1">Se refiere a la información o los datos que está en un formato que puede ser fácilmente procesada por un ordenador sin intervención humana garantizando al mismo tiempo no significado semántico se pierde.</text:p>
      <text:p text:style-name="P1"><text:s/><text:line-break/><text:span text:style-name="T2">M</text:span><text:span text:style-name="T1">etadatos</text:span><text:line-break/>Para facilitar la comprensión común, una serie de características o atributos, se definen de datos. Estas características de los datos se conocen como "metadatos", es decir, "datos que describen los datos." Para cualquier dato concreto, los metadatos pueden describir cómo se representa el dato, rangos de valores aceptables, su relación con otros datos, y cómo se deben ser etiquetados. Los metadatos también puede proporcionar otra información pertinente, como el administrador responsable, leyes y reglamentos asociados, y la política de gestión de acceso. Cada uno de los tipos de datos descritos anteriormente tiene un conjunto correspondiente de metadatos. Dos de los muchos estándares de metadatos son la Iniciativa de Metadatos Dublin Core (DCMI) y el Departamento de Defensa de descubrimiento de metadatos estándar (DDMS). Los metadatos de objetos de datos estructurados describe la estructura, elementos de datos, interrelaciones, y otras características de la información, incluyendo su creación, la disposición, el acceso y la manipulación de los controles, formatos, contenidos y contexto, así como pistas de auditoría relacionados. Los metadatos incluyen los nombres de elementos de datos (como el nombre de la organización, dirección, etc.), su definición y su formato (numérico, fecha, texto, etc.). Por el contrario, los datos son los datos reales como la "Oficina de Patentes y Comercio" o la "Administración de la Seguridad Social" para los metadatos llamado "nombre de la organización". Los metadatos pueden incluir métricas sobre datos de una organización, incluyendo su calidad de <text:soft-page-break/>los datos (precisión, integridad, etc.).</text:p>
      <text:p text:style-name="P1"><text:s/><text:line-break/><text:span text:style-name="T1">OAuth</text:span><text:line-break/>Un estándar abierto para la autorización. Permite a los usuarios compartir sus recursos privados almacenados en un sitio con otro sitio sin tener que entregar sus credenciales, típicamente nombre de usuario y contraseña.</text:p>
      <text:p text:style-name="P1"><text:s/><text:line-break/><text:span text:style-name="T1">Software de código abierto</text:span></text:p>
      <text:p text:style-name="P1">Informáticos software que está disponible en forma de código fuente: el código fuente y algunos otros derechos normalmente reservadas a los titulares de derechos de autor se ofrecen bajo una licencia de código abierto que permite a los usuarios estudiar, cambiar, mejorar y en ocasiones también para distribuir el software.</text:p>
      <text:p text:style-name="P1"><text:line-break/>Software de código abierto es muy a menudo desarrolla de una manera pública, de colaboración. Software de código abierto es el ejemplo más destacado de desarrollo de código abierto y, a menudo comparado con el contenido generado por el usuario (técnicamente definido) o movimientos de contenido abierto (legalmente definidos). </text:p>
      <text:p text:style-name="P1"><text:line-break/><text:span text:style-name="T1">Estándar abierto</text:span></text:p>
      <text:p text:style-name="P1">Un estándar desarrollado o adoptado por los organismos de normalización de consenso voluntario, tanto nacionales como internacionales. Estas normas incluyen disposiciones que exigen que los dueños de la propiedad intelectual relevante han acordado hacer que la propiedad intelectual disponible en una base de regalías no discriminatorio, o razonable sin regalías a todas las partes interesadas. <text:line-break/></text:p>
      <text:p text:style-name="P1"><text:span text:style-name="T1">Parámetro</text:span><text:line-break/>Un tipo especial de variable, que se utiliza en una subrutina para referirse a una de las piezas de los datos proporcionados como entrada a la subrutina. La semántica de cómo los parámetros pueden ser declaradas y cómo los argumentos son pasados ​​a los parámetros de subrutinas se definen por el lenguaje, pero los detalles de cómo esto está representado en cualquier sistema informático en particular dependen de las convenciones de llamada de dicho sistema.</text:p>
      <text:p text:style-name="P1"><text:s/><text:line-break/><text:span text:style-name="T1">RDF</text:span><text:line-break/>Resource Description Framework - Una familia de especificaciones para un modelo de metadatos. La familia de especificaciones RDF es mantenida por el World Wide Web Consortium (W3C). El modelo de metadatos RDF se basa en la idea de hacer declaraciones acerca de los recursos en la forma de una expresión sujeto-predicado-objeto ... y es un componente importante en lo que se propone por la actividad de la Web Semántica del W3C: una etapa evolutiva de la World Wide Web en el que el software automatizado puede almacenar, intercambiar y utilizar los metadatos sobre los vastos recursos de la web, a su vez, permite a los usuarios hacer frente a esos recursos con mayor eficiencia y seguridad. modelo simple y capacidad de modelar conceptos dispares, extracto de datos de RDF también ha conducido a su creciente uso en aplicaciones de gestión de los conocimientos relacionados con la actividad de la Web Semántica.</text:p>
      <text:p text:style-name="P1"><text:s/><text:line-break/><text:span text:style-name="T2">REST</text:span><text:line-break/>Un estilo de arquitectura de software para sistemas distribuidos como la World Wide Web. REST se ha convertido en un modelo de diseño de servicios Web predominante. RESTO facilita la transacción entre los servidores web, permitiendo la articulación flexible entre los distintos servicios. REST es menos inflexible que su contraparte, SOAP. El lenguaje RESTO está basado en el uso de nombres y verbos, y tiene un énfasis en la facilidad de lectura. A diferencia de SOAP, REST no requiere análisis de XML y no requiere de una cabecera de mensaje hacia y desde un proveedor de servicios. En última instancia, utiliza menos ancho de banda. </text:p>
      <text:p text:style-name="P1"><text:soft-page-break/><text:line-break/><text:span text:style-name="T1">RSS</text:span><text:line-break/>Una familia de formatos de fuentes web (frecuentemente conocidos sindicación realmente simple) utilizada para publicar obras frecuentemente actualizadas - tales como entradas de blogs, titulares de noticias, audio y vídeo - en un formato estandarizado. Un documento RSS (que se llama un "avance", "web feed" o "canal") incluye el texto completo o resumida, más los metadatos, como las fechas de publicación y autoría.</text:p>
      <text:p text:style-name="P1"><text:s/><text:line-break/><text:span text:style-name="T1">Esquema</text:span><text:line-break/>Un esquema XML define la estructura de un documento XML. Un esquema XML define cosas como qué elementos de datos y atributos pueden aparecer en un documento; cómo los elementos de datos se relacionan entre sí; si un elemento está vacío o puede incluir texto; que se permite que los tipos de datos para elementos de datos y atributos específicos; y lo que el defecto y son valores fijos para los elementos y atributos. Un esquema es también una descripción de los datos representados dentro de una base de datos. El formato de la descripción varía, pero incluye un diseño de tabla para una base de datos relacional o un diagrama entidad-relación. Es método para especificar las limitaciones en los documentos XML.</text:p>
      <text:p text:style-name="P1"><text:s/><text:line-break/><text:span text:style-name="T1">SDK</text:span><text:line-break/>Kits de desarrollo de software (SDK) son el siguiente paso en la prestación de código para desarrolladores, después de ejemplos de código básicas. Los SDK de librerías de código más completos que suelen incluir la autenticación y objetos listos producción, que los desarrolladores pueden usar después de que están más familiarizados con una API y están listos para la integración.<text:line-break/><text:line-break/>Al igual que con los ejemplos de código, los SDK deberá indicarse como muchos lenguajes de programación comunes como sea posible. Los ejemplos de código ayudará a los desarrolladores a entender una API, mientras que en realidad se SDK facilitar su integración de un API en su aplicación. Cuando se proporciona SDK, considere una licencia de software que proporciona a los desarrolladores la mayor flexibilidad posible en sus productos comerciales.</text:p>
      <text:p text:style-name="P1"><text:s/><text:line-break/><text:span text:style-name="T1">Arquitectura orientada a Servicios</text:span></text:p>
      <text:p text:style-name="P1">Expresa un concepto de arquitectura de software que define la utilización de servicios de apoyo a las necesidades de los usuarios de software. En un entorno SOA, los nodos en una red que pongan recursos a disposición de otros participantes en la red de servicios independientes que los participantes acceden de forma estandarizada. La mayoría de las definiciones de SOA identifican el uso de los servicios web (utilizando SOAP y WSDL) en su aplicación. Sin embargo, se puede implementar SOA utilizando cualquier tecnología basada en servicios con bajo acoplamiento entre los agentes de software que interactúan.</text:p>
      <text:p text:style-name="P1"><text:s/><text:line-break/><text:span text:style-name="T1">SOAP</text:span><text:line-break/>De SOAP (Simple Object Access Protocol) es un protocolo basado en mensajes basado en XML para acceder a los servicios en la Web. Emplea la sintaxis XML para enviar comandos de texto a través de Internet utilizando HTTP. SOAP es similar en propósito de los sistemas de objeto CORBA distribuido DCOM y, pero es más ligero y menos de programación intensiva. Debido a su mecanismo de intercambio simple, SOAP también se puede utilizar para implementar un sistema de mensajería.</text:p>
      <text:p text:style-name="P1"/>
      <text:p text:style-name="P1"/>
      <text:p text:style-name="P1"><text:s/><text:line-break/>Pavonearse<text:line-break/>Una especificación e implementación marco completo para describir, producir, consumir, y la visualización de los servicios web RESTful. El objetivo general de la fanfarronería es permitir a los <text:soft-page-break/>sistemas cliente y documentación para actualizar al mismo ritmo que el servidor. La documentación de los métodos, parámetros y modelos están estrechamente integrado en el código del servidor, lo que permite API para permanecer siempre en sincronía.</text:p>
      <text:p text:style-name="P1"><text:s/><text:line-break/><text:span text:style-name="T1">Términos de servicio</text:span></text:p>
      <text:p text:style-name="P1">Condiciones del servicio constituyen un marco jurídico para que los desarrolladores operan dentro. Ellos crean el marco para las relaciones de desarrollo de negocios que ocurrirán dentro de un ecosistema API. Condiciones del servicio deben proteger a la compañía de los propietarios de API, los activos y la marca, sino que también deben ofrecer garantías para los desarrolladores que están construyendo las empresas en la parte superior de una API. </text:p>
      <text:p text:style-name="P1"><text:line-break/><text:span text:style-name="T1">TSV</text:span><text:line-break/>Un formato de texto simple para una tabla de base de datos. Cada registro de la tabla es una línea del archivo de texto. Cada valor de campo de un registro está separada de la siguiente por un carácter de tabulación. Es una forma del formato más general valores delimitador separados. </text:p>
      <text:p text:style-name="P1"><text:line-break/><text:span text:style-name="T1">Los datos no estructurados</text:span></text:p>
      <text:p text:style-name="P1">Los datos que son más de forma libre, tales como archivos multimedia, imágenes, archivos de sonido o texto no estructurado. Los datos no estructurados no se desprende necesariamente cualquier formato o secuencia jerárquica, ni sigue ninguna regla relacionales. Los datos no estructurados se refiere a masas de (generalmente) computarizado de información que no tienen una estructura de datos que es fácilmente legible por una máquina. Ejemplos de datos no estructurados pueden incluir audio, vídeo y texto estructurado, como el cuerpo de un documento de procesador de palabra o de correo electrónico. técnicas de minería de datos se usan para encontrar patrones en, o de otra manera de interpretar, esta información. Merrill Lynch estima que más del 85 por ciento de toda la información empresarial existe como datos no estructurados - apareciendo con frecuencia en los correos electrónicos, memorandos, notas de centros de llamadas y operaciones de apoyo, noticias, grupos de usuarios, chats, informes, cartas, encuestas, informes técnicos, material de marketing, investigación, presentaciones y páginas web ( "El problema con datos no estructurados.")</text:p>
      <text:p text:style-name="P1"><text:s/><text:line-break/><text:span text:style-name="T1">Servicio web</text:span></text:p>
      <text:p text:style-name="P1">Un servicio Web es un sistema de software diseñado para apoyar la interacción interoperable de máquina a máquina a través de una red. Cuenta con una interfaz que se describe en un formato procesable por máquina (específicamente WSDL). Otros sistemas interactúan con el servicio Web en una forma prescrita por su descripción utilizando mensajes SOAP, por lo general transmiten por medio de HTTP con una serialización XML en conjunto con otra standards. relacionada con la Web<text:line-break/>WSDL<text:line-break/><text:line-break/>Un lenguaje basado en XML (Web Services Description Language) que se utiliza para describir los servicios a propuestas de negocios y proporcionar una manera para que los individuos y las otras empresas para acceder a esos servicios por vía electrónica.</text:p>
      <text:p text:style-name="P1"><text:s/><text:line-break/><text:span text:style-name="T1">XML</text:span><text:line-break/>Extensible Markup Language (XML) es un lenguaje flexible para crear formatos de información comunes y compartir tanto el formato y contenido de los datos a través de Internet y en otros lugares. XML es un lenguaje de formato recomendado por el World Wide Web Consortium (W3C).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i </meta:initial-creator>
    <meta:creation-date>2016-04-08T12:23:47.838712382</meta:creation-date>
    <dc:date>2016-04-08T12:30:46.021698212</dc:date>
    <dc:creator>jordi </dc:creator>
    <meta:editing-duration>P0D</meta:editing-duration>
    <meta:editing-cycles>1</meta:editing-cycles>
    <meta:document-statistic meta:table-count="0" meta:image-count="0" meta:object-count="0" meta:page-count="7" meta:paragraph-count="77" meta:word-count="3527" meta:character-count="22346" meta:non-whitespace-character-count="18792"/>
    <meta:generator>LibreOffice/4.2.8.2$Linux_X86_64 LibreOffice_project/420m0$Build-2</meta:generator>
  </office:meta>
</office:document-meta>
</file>